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background-color="#ffff00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text-properties style:text-underline-style="solid" style:text-underline-width="auto" style:text-underline-color="font-color" fo:background-color="#ffff00"/>
    </style:style>
    <style:style style:name="T1" style:family="text">
      <style:text-properties fo:background-color="#ffff00"/>
    </style:style>
    <style:style style:name="T2" style:family="text">
      <style:text-properties style:text-underline-style="solid" style:text-underline-width="auto" style:text-underline-color="font-color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T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9.134cm" svg:x="1.401cm" svg:y="3.685cm">
          <draw:text-box>
            <text:p text:style-name="P3"><text:span text:style-name="T2">T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10T19:47:17.242474679</meta:creation-date>
    <dc:date>2019-10-13T19:00:49.100375082</dc:date>
    <meta:editing-duration>PT52S</meta:editing-duration>
    <meta:editing-cycles>2</meta:editing-cycles>
    <meta:generator>LibreOfficeDev/6.4.0.0.alpha0$Linux_X86_64 LibreOffice_project/2531b60a0b9140def9174dbd4fcd1717c5bed423</meta:generator>
    <meta:document-statistic meta:object-count="27"/>
  </office:meta>
</office:document-meta>
</file>